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58mm"/>
    </style:style>
    <style:style style:name="co2" style:family="table-column">
      <style:table-column-properties fo:break-before="auto" style:column-width="36.27mm"/>
    </style:style>
    <style:style style:name="co3" style:family="table-column">
      <style:table-column-properties fo:break-before="auto" style:column-width="20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3.5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1&quot;)" table:allow-empty-cell="true" table:display-list="unsorted" table:base-cell-address="1000topics.C2">
          <table:error-message table:message-type="stop" table:display="true"/>
        </table:content-validation>
        <table:content-validation table:name="val2" table:condition="of:cell-content-is-in-list(&quot;1&quot;;&quot;2&quot;;&quot;3&quot;;&quot;4&quot;)" table:allow-empty-cell="true" table:display-list="unsorted" table:base-cell-address="1000topics.D1001">
          <table:error-message table:message-type="stop" table:display="true"/>
        </table:content-validation>
      </table:content-validations>
      <table:table table:name="100topics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21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opic</text:p>
          </table:table-cell>
          <table:table-cell table:style-name="ce1" office:value-type="string" calcext:value-type="string">
            <text:p>Keyword</text:p>
          </table:table-cell>
          <table:table-cell table:style-name="ce2" table:content-validation-name="val1" office:value-type="string" calcext:value-type="string">
            <text:p>Diffuse</text:p>
          </table:table-cell>
          <table:table-cell table:style-name="ce1" office:value-type="string" calcext:value-type="string">
            <text:p>Science</text:p>
          </table:table-cell>
          <table:table-cell table:style-name="ce1" office:value-type="string" calcext:value-type="string">
            <text:p>Technology</text:p>
          </table:table-cell>
          <table:table-cell table:style-name="ce1" office:value-type="string" calcext:value-type="string">
            <text:p>Medicine</text:p>
          </table:table-cell>
          <table:table-cell table:style-name="ce1" office:value-type="string" calcext:value-type="string">
            <text:p>History</text:p>
          </table:table-cell>
          <table:table-cell table:style-name="ce1" office:value-type="string" calcext:value-type="string">
            <text:p>Philosophy</text:p>
          </table:table-cell>
          <table:table-cell table:style-name="ce1" office:value-type="string" calcext:value-type="string">
            <text:p>Beliefs</text:p>
          </table:table-cell>
          <table:table-cell table:style-name="ce1" office:value-type="string" calcext:value-type="string">
            <text:p>Law</text:p>
          </table:table-cell>
          <table:table-cell table:style-name="ce1" office:value-type="string" calcext:value-type="string">
            <text:p>Politics</text:p>
          </table:table-cell>
          <table:table-cell table:style-name="ce1" office:value-type="string" calcext:value-type="string">
            <text:p>Society</text:p>
          </table:table-cell>
          <table:table-cell table:style-name="ce1" office:value-type="string" calcext:value-type="string">
            <text:p>Infrastructure</text:p>
          </table:table-cell>
          <table:table-cell table:style-name="ce1" office:value-type="string" calcext:value-type="string">
            <text:p>Business</text:p>
          </table:table-cell>
          <table:table-cell table:style-name="ce1" office:value-type="string" calcext:value-type="string">
            <text:p>Public</text:p>
          </table:table-cell>
          <table:table-cell table:style-name="ce1" office:value-type="string" calcext:value-type="string">
            <text:p>Incident</text:p>
          </table:table-cell>
          <table:table-cell table:style-name="ce1" office:value-type="string" calcext:value-type="string">
            <text:p>Nature</text:p>
          </table:table-cell>
          <table:table-cell table:style-name="ce1" office:value-type="string" calcext:value-type="string">
            <text:p>Sports</text:p>
          </table:table-cell>
          <table:table-cell table:style-name="ce1" office:value-type="string" calcext:value-type="string">
            <text:p>Arts</text:p>
          </table:table-cell>
          <table:table-cell table:style-name="ce1" office:value-type="string" calcext:value-type="string">
            <text:p>Eintertainment</text:p>
          </table:table-cell>
          <table:table-cell table:style-name="ce1" office:value-type="string" calcext:value-type="string">
            <text:p>Leisure</text:p>
          </table:table-cell>
          <table:table-cell table:style-name="ce1" office:value-type="string" calcext:value-type="string">
            <text:p>Individual</text:p>
          </table:table-cell>
          <table:table-cell table:style-name="ce1" office:value-type="string" calcext:value-type="string">
            <text:p>Fiction</text:p>
          </table:table-cell>
          <table:table-cell table:style-name="ce3" office:value-type="string" calcext:value-type="string">
            <text:p>CHECK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:.W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:.W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:.W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5:.W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6:.W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7:.W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8:.W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9:.W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0:.W1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1:.W1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2:.W1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3:.W1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4:.W1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5:.W1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6:.W1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7:.W1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8:.W1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9:.W1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0:.W2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1:.W2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2:.W2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3:.W2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4:.W2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5:.W2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6:.W2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7:.W2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8:.W2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9:.W2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0:.W3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1:.W3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2:.W3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3:.W3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4:.W3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5:.W3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6:.W3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7:.W3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8:.W3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9:.W3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0:.W4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1:.W4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2:.W4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3:.W4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4:.W4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5:.W4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6:.W4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7:.W4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8:.W4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9:.W4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50:.W5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51:.W5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52:.W5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53:.W5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54:.W5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55:.W5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56:.W5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57:.W5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58:.W5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59:.W5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60:.W6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61:.W6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62:.W6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63:.W6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64:.W6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65:.W6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66:.W6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67:.W6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68:.W6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69:.W6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70:.W7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71:.W7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72:.W7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73:.W7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74:.W7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75:.W7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76:.W7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77:.W7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78:.W7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79:.W7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80:.W8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81:.W8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82:.W8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83:.W8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84:.W8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85:.W8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86:.W8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87:.W8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88:.W8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89:.W8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90:.W9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91:.W9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92:.W9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93:.W9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94:.W9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95:.W9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96:.W9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97:.W9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98:.W9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99:.W9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00:.W10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01:.W10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02:.W10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03:.W10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04:.W10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05:.W10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06:.W10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07:.W10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08:.W10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09:.W10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10:.W11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11:.W11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12:.W11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13:.W11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14:.W11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15:.W11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16:.W11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17:.W11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18:.W11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19:.W11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20:.W12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21:.W12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22:.W12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23:.W12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24:.W12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25:.W12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26:.W12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27:.W12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28:.W12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29:.W12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30:.W13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31:.W13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32:.W13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33:.W13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34:.W13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35:.W13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36:.W13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37:.W13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38:.W13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39:.W13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40:.W14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41:.W14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42:.W14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43:.W14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44:.W14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45:.W14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46:.W14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47:.W14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48:.W14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49:.W14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50:.W15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51:.W15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52:.W15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53:.W15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54:.W15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55:.W15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56:.W15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57:.W15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58:.W15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59:.W15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60:.W16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61:.W16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62:.W16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63:.W16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64:.W16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65:.W16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66:.W16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67:.W16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68:.W16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69:.W16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70:.W17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71:.W17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72:.W17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73:.W17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74:.W17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75:.W17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76:.W17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77:.W17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78:.W17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79:.W17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80:.W18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81:.W18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82:.W18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83:.W18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84:.W18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85:.W18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86:.W18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87:.W18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88:.W18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89:.W18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90:.W19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91:.W19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92:.W19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93:.W19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94:.W19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95:.W19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96:.W19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97:.W19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98:.W19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199:.W19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00:.W20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01:.W20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02:.W20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03:.W20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04:.W20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05:.W20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06:.W20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07:.W20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08:.W20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09:.W20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10:.W21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11:.W21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12:.W21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13:.W21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14:.W21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15:.W21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16:.W21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17:.W21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18:.W21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19:.W21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20:.W22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21:.W22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22:.W22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23:.W22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24:.W22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25:.W22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26:.W22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27:.W22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28:.W22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29:.W22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30:.W23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31:.W23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32:.W23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33:.W23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34:.W23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35:.W23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36:.W23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37:.W23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38:.W23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39:.W23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40:.W24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41:.W24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42:.W24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43:.W24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44:.W24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45:.W24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46:.W24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47:.W24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48:.W24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49:.W24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50:.W25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51:.W25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52:.W25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53:.W25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54:.W25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55:.W25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56:.W25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57:.W25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58:.W25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59:.W25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60:.W26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61:.W26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62:.W26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63:.W26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64:.W26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65:.W26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66:.W26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67:.W26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68:.W26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69:.W26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70:.W27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71:.W27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72:.W27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73:.W27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74:.W27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75:.W27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76:.W27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77:.W27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78:.W27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79:.W27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80:.W28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81:.W28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82:.W28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83:.W28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84:.W28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85:.W28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86:.W28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87:.W28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88:.W28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89:.W28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90:.W29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91:.W29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92:.W29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93:.W29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94:.W29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95:.W29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96:.W29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97:.W29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98:.W29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299:.W29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00:.W30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01:.W30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02:.W30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03:.W30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04:.W30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05:.W30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06:.W30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07:.W30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08:.W30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09:.W30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10:.W31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11:.W31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12:.W31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13:.W31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14:.W31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15:.W31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16:.W31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17:.W31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18:.W31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19:.W31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20:.W32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21:.W32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22:.W32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23:.W32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24:.W32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25:.W32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26:.W32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27:.W32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28:.W32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29:.W32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30:.W33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31:.W33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32:.W33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33:.W33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34:.W33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35:.W33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36:.W33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37:.W33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38:.W33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39:.W33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40:.W34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41:.W34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42:.W34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43:.W34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44:.W34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45:.W34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46:.W34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47:.W34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48:.W34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49:.W34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50:.W35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51:.W35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52:.W35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53:.W35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54:.W35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55:.W35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56:.W35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57:.W35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58:.W35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59:.W35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60:.W36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61:.W36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62:.W36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63:.W36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64:.W36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65:.W36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66:.W36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67:.W36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68:.W36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69:.W36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70:.W37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71:.W37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72:.W37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73:.W37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74:.W37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75:.W37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76:.W37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77:.W37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78:.W37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79:.W37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80:.W38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81:.W38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82:.W38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83:.W38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84:.W38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85:.W38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86:.W38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87:.W38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88:.W38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89:.W38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90:.W39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91:.W39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92:.W39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93:.W39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94:.W39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95:.W39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96:.W39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97:.W39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98:.W39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399:.W39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00:.W40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01:.W40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02:.W40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03:.W40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04:.W40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05:.W40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06:.W40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07:.W40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08:.W40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09:.W40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10:.W41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11:.W41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12:.W41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13:.W41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14:.W41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15:.W41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16:.W41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17:.W41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18:.W41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19:.W41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20:.W42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21:.W42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22:.W42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23:.W42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24:.W42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25:.W42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26:.W42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27:.W42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28:.W42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29:.W42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30:.W43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31:.W43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32:.W43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33:.W43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34:.W43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35:.W43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36:.W43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37:.W43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38:.W43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39:.W43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40:.W44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41:.W44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42:.W44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43:.W44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44:.W44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45:.W44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46:.W44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47:.W44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48:.W44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49:.W44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50:.W45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51:.W45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52:.W45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53:.W45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54:.W45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55:.W45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56:.W45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57:.W45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58:.W45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59:.W45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60:.W46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61:.W46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62:.W46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63:.W46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64:.W46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65:.W46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66:.W46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67:.W46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68:.W46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69:.W46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70:.W47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71:.W47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72:.W47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73:.W47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74:.W47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75:.W47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76:.W47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77:.W47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78:.W47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79:.W47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80:.W48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81:.W48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82:.W48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83:.W48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84:.W48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85:.W48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86:.W48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87:.W48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88:.W48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89:.W48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90:.W49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91:.W49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92:.W49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93:.W49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94:.W49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95:.W49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96:.W49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97:.W49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98:.W49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499:.W49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500:.W500])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content-validation-name="val1"/>
          <table:table-cell table:content-validation-name="val2" table:number-columns-repeated="20"/>
          <table:table-cell table:formula="of:=SUM([.D501:.W501])" office:value-type="float" office:value="0" calcext:value-type="float">
            <text:p>0</text:p>
          </table:table-cell>
          <table:table-cell/>
        </table:table-row>
        <table:table-row table:style-name="ro1" table:number-rows-repeated="500">
          <table:table-cell table:number-columns-repeated="2"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 table:number-rows-repeated="1047574">
          <table:table-cell table:number-columns-repeated="2"/>
          <table:table-cell table:content-validation-name="val1"/>
          <table:table-cell table:number-columns-repeated="22"/>
        </table:table-row>
        <table:table-row table:style-name="ro1">
          <table:table-cell table:number-columns-repeated="2"/>
          <table:table-cell table:content-validation-name="val1"/>
          <table:table-cell table:number-columns-repeated="22"/>
        </table:table-row>
      </table:table>
      <table:table table:name="500topic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21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opic</text:p>
          </table:table-cell>
          <table:table-cell table:style-name="ce1" office:value-type="string" calcext:value-type="string">
            <text:p>Keyword</text:p>
          </table:table-cell>
          <table:table-cell table:style-name="ce2" table:content-validation-name="val1" office:value-type="string" calcext:value-type="string">
            <text:p>Diffuse</text:p>
          </table:table-cell>
          <table:table-cell table:style-name="ce1" office:value-type="string" calcext:value-type="string">
            <text:p>Science</text:p>
          </table:table-cell>
          <table:table-cell table:style-name="ce1" office:value-type="string" calcext:value-type="string">
            <text:p>Technology</text:p>
          </table:table-cell>
          <table:table-cell table:style-name="ce1" office:value-type="string" calcext:value-type="string">
            <text:p>Medicine</text:p>
          </table:table-cell>
          <table:table-cell table:style-name="ce1" office:value-type="string" calcext:value-type="string">
            <text:p>History</text:p>
          </table:table-cell>
          <table:table-cell table:style-name="ce1" office:value-type="string" calcext:value-type="string">
            <text:p>Philosophy</text:p>
          </table:table-cell>
          <table:table-cell table:style-name="ce1" office:value-type="string" calcext:value-type="string">
            <text:p>Beliefs</text:p>
          </table:table-cell>
          <table:table-cell table:style-name="ce1" office:value-type="string" calcext:value-type="string">
            <text:p>Law</text:p>
          </table:table-cell>
          <table:table-cell table:style-name="ce1" office:value-type="string" calcext:value-type="string">
            <text:p>Politics</text:p>
          </table:table-cell>
          <table:table-cell table:style-name="ce1" office:value-type="string" calcext:value-type="string">
            <text:p>Society</text:p>
          </table:table-cell>
          <table:table-cell table:style-name="ce1" office:value-type="string" calcext:value-type="string">
            <text:p>Infrastructure</text:p>
          </table:table-cell>
          <table:table-cell table:style-name="ce1" office:value-type="string" calcext:value-type="string">
            <text:p>Business</text:p>
          </table:table-cell>
          <table:table-cell table:style-name="ce1" office:value-type="string" calcext:value-type="string">
            <text:p>Public</text:p>
          </table:table-cell>
          <table:table-cell table:style-name="ce1" office:value-type="string" calcext:value-type="string">
            <text:p>Incident</text:p>
          </table:table-cell>
          <table:table-cell table:style-name="ce1" office:value-type="string" calcext:value-type="string">
            <text:p>Nature</text:p>
          </table:table-cell>
          <table:table-cell table:style-name="ce1" office:value-type="string" calcext:value-type="string">
            <text:p>Sports</text:p>
          </table:table-cell>
          <table:table-cell table:style-name="ce1" office:value-type="string" calcext:value-type="string">
            <text:p>Arts</text:p>
          </table:table-cell>
          <table:table-cell table:style-name="ce1" office:value-type="string" calcext:value-type="string">
            <text:p>Eintertainment</text:p>
          </table:table-cell>
          <table:table-cell table:style-name="ce1" office:value-type="string" calcext:value-type="string">
            <text:p>Leisure</text:p>
          </table:table-cell>
          <table:table-cell table:style-name="ce1" office:value-type="string" calcext:value-type="string">
            <text:p>Individual</text:p>
          </table:table-cell>
          <table:table-cell table:style-name="ce1" office:value-type="string" calcext:value-type="string">
            <text:p>Fiction</text:p>
          </table:table-cell>
          <table:table-cell table:style-name="ce3" office:value-type="string" calcext:value-type="string">
            <text:p>CHECK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:.W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:.W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:.W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5:.W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6:.W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7:.W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8:.W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9:.W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0:.W1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1:.W1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2:.W1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3:.W1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4:.W1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5:.W1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6:.W1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7:.W1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8:.W1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9:.W1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0:.W2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1:.W2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2:.W2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3:.W2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4:.W2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5:.W2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6:.W2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7:.W2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8:.W2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9:.W2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0:.W3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1:.W3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2:.W3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3:.W3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4:.W3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5:.W3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6:.W3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7:.W3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8:.W3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9:.W3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0:.W4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1:.W4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2:.W4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3:.W4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4:.W4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5:.W4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6:.W4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7:.W4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8:.W4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9:.W4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50:.W5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51:.W5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52:.W5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53:.W5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54:.W5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55:.W5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56:.W5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57:.W5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58:.W5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59:.W5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60:.W6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61:.W6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62:.W6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63:.W6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64:.W6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65:.W6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66:.W6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67:.W6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68:.W6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69:.W6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70:.W7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71:.W7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72:.W7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73:.W7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74:.W7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75:.W7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76:.W7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77:.W7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78:.W7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79:.W7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80:.W8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81:.W8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82:.W8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83:.W8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84:.W8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85:.W8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86:.W8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87:.W8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88:.W8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89:.W8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90:.W9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91:.W9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92:.W9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93:.W9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94:.W9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95:.W9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96:.W9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97:.W9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98:.W9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99:.W9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00:.W10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01:.W10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02:.W10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03:.W10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04:.W10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05:.W10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06:.W10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07:.W10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08:.W10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09:.W10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10:.W11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11:.W11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12:.W11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13:.W11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14:.W11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15:.W11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16:.W11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17:.W11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18:.W11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19:.W11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20:.W12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21:.W12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22:.W12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23:.W12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24:.W12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25:.W12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26:.W12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27:.W12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28:.W12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29:.W12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30:.W13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31:.W13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32:.W13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33:.W13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34:.W13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35:.W13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36:.W13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37:.W13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38:.W13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39:.W13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40:.W14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41:.W14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42:.W14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43:.W14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44:.W14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45:.W14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46:.W14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47:.W14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48:.W14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49:.W14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50:.W15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51:.W15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52:.W15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53:.W15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54:.W15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55:.W15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56:.W15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57:.W15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58:.W15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59:.W15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60:.W16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61:.W16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62:.W16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63:.W16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64:.W16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65:.W16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66:.W16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67:.W16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68:.W16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69:.W16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70:.W17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71:.W17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72:.W17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73:.W17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74:.W17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75:.W17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76:.W17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77:.W17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78:.W17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79:.W17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80:.W18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81:.W18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82:.W18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83:.W18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84:.W18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85:.W18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86:.W18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87:.W18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88:.W18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89:.W18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90:.W19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91:.W19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92:.W19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93:.W19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94:.W19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95:.W19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96:.W19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97:.W19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98:.W19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99:.W19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00:.W20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01:.W20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02:.W20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03:.W20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04:.W20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05:.W20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06:.W20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07:.W20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08:.W20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09:.W20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10:.W21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11:.W21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12:.W21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13:.W21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14:.W21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15:.W21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16:.W21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17:.W21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18:.W21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19:.W21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20:.W22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21:.W22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22:.W22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23:.W22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24:.W22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25:.W22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26:.W22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27:.W22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28:.W22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29:.W22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30:.W23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31:.W23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32:.W23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33:.W23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34:.W23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35:.W23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36:.W23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37:.W23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38:.W23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39:.W23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40:.W24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41:.W24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42:.W24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43:.W24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44:.W24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45:.W24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46:.W24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47:.W24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48:.W24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49:.W24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50:.W25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51:.W25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52:.W25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53:.W25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54:.W25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55:.W25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56:.W25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57:.W25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58:.W25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59:.W25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60:.W26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61:.W26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62:.W26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63:.W26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64:.W26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65:.W26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66:.W26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67:.W26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68:.W26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69:.W26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70:.W27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71:.W27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72:.W27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73:.W27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74:.W27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75:.W27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76:.W27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77:.W27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78:.W27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79:.W27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80:.W28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81:.W28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82:.W28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83:.W28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84:.W28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85:.W28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86:.W28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87:.W28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88:.W28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89:.W28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90:.W29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91:.W29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92:.W29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93:.W29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94:.W29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95:.W29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96:.W29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97:.W29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98:.W29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99:.W29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00:.W30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01:.W30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02:.W30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03:.W30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04:.W30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05:.W30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06:.W30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07:.W30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08:.W30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09:.W30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10:.W31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11:.W31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12:.W31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13:.W31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14:.W31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15:.W31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16:.W31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17:.W31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18:.W31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19:.W31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20:.W32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21:.W32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22:.W32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23:.W32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24:.W32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25:.W32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26:.W32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27:.W32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28:.W32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29:.W32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30:.W33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31:.W33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32:.W33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33:.W33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34:.W33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35:.W33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36:.W33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37:.W33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38:.W33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39:.W33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40:.W34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41:.W34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42:.W34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43:.W34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44:.W34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45:.W34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46:.W34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47:.W34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48:.W34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49:.W34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50:.W35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51:.W35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52:.W35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53:.W35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54:.W35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55:.W35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56:.W35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57:.W35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58:.W35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59:.W35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60:.W36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61:.W36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62:.W36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63:.W36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64:.W36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65:.W36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66:.W36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67:.W36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68:.W36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69:.W36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70:.W37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71:.W37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72:.W37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73:.W37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74:.W37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75:.W37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76:.W37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77:.W37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78:.W37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79:.W37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80:.W38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81:.W38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82:.W38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83:.W38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84:.W38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85:.W38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86:.W38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87:.W38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88:.W38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89:.W38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90:.W39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91:.W39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92:.W39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93:.W39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94:.W39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95:.W39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96:.W39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97:.W39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98:.W39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99:.W39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00:.W40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01:.W40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02:.W40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03:.W40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04:.W40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05:.W40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06:.W40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07:.W40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08:.W40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09:.W40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10:.W41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11:.W41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12:.W41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13:.W41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14:.W41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15:.W41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16:.W41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17:.W41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18:.W41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19:.W41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20:.W42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21:.W42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22:.W42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23:.W42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24:.W42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25:.W42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26:.W42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27:.W42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28:.W42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29:.W42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30:.W43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31:.W43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32:.W43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33:.W43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34:.W43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35:.W43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36:.W43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37:.W43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38:.W43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39:.W43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40:.W44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41:.W44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42:.W44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43:.W44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44:.W44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45:.W44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46:.W44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47:.W44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48:.W44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49:.W44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50:.W45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51:.W45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52:.W45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53:.W45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54:.W45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55:.W45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56:.W45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57:.W45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58:.W45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59:.W45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60:.W46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61:.W46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62:.W46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63:.W46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64:.W46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65:.W46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66:.W46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67:.W46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68:.W46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69:.W46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70:.W47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71:.W47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72:.W47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73:.W47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74:.W47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75:.W47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76:.W47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77:.W47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78:.W47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79:.W47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80:.W48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81:.W48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82:.W48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83:.W48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84:.W48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85:.W48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86:.W48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87:.W48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88:.W48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89:.W48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90:.W49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91:.W49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92:.W49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93:.W49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94:.W49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95:.W49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96:.W49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97:.W49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98:.W49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99:.W49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500:.W500]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499" calcext:value-type="float">
            <text:p>49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501:.W501])" office:value-type="float" office:value="0" calcext:value-type="float">
            <text:p>0</text:p>
          </table:table-cell>
          <table:table-cell/>
        </table:table-row>
        <table:table-row table:style-name="ro1" table:number-rows-repeated="500">
          <table:table-cell table:number-columns-repeated="2"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 table:number-rows-repeated="1047574">
          <table:table-cell table:number-columns-repeated="2"/>
          <table:table-cell table:content-validation-name="val1"/>
          <table:table-cell table:number-columns-repeated="22"/>
        </table:table-row>
        <table:table-row table:style-name="ro1">
          <table:table-cell table:number-columns-repeated="2"/>
          <table:table-cell table:content-validation-name="val1"/>
          <table:table-cell table:number-columns-repeated="22"/>
        </table:table-row>
      </table:table>
      <table:table table:name="1000topics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21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opic</text:p>
          </table:table-cell>
          <table:table-cell table:style-name="ce1" office:value-type="string" calcext:value-type="string">
            <text:p>Keyword</text:p>
          </table:table-cell>
          <table:table-cell table:style-name="ce2" table:content-validation-name="val1" office:value-type="string" calcext:value-type="string">
            <text:p>Diffuse</text:p>
          </table:table-cell>
          <table:table-cell table:style-name="ce1" office:value-type="string" calcext:value-type="string">
            <text:p>Science</text:p>
          </table:table-cell>
          <table:table-cell table:style-name="ce1" office:value-type="string" calcext:value-type="string">
            <text:p>Technology</text:p>
          </table:table-cell>
          <table:table-cell table:style-name="ce1" office:value-type="string" calcext:value-type="string">
            <text:p>Medicine</text:p>
          </table:table-cell>
          <table:table-cell table:style-name="ce1" office:value-type="string" calcext:value-type="string">
            <text:p>History</text:p>
          </table:table-cell>
          <table:table-cell table:style-name="ce1" office:value-type="string" calcext:value-type="string">
            <text:p>Philosophy</text:p>
          </table:table-cell>
          <table:table-cell table:style-name="ce1" office:value-type="string" calcext:value-type="string">
            <text:p>Beliefs</text:p>
          </table:table-cell>
          <table:table-cell table:style-name="ce1" office:value-type="string" calcext:value-type="string">
            <text:p>Law</text:p>
          </table:table-cell>
          <table:table-cell table:style-name="ce1" office:value-type="string" calcext:value-type="string">
            <text:p>Politics</text:p>
          </table:table-cell>
          <table:table-cell table:style-name="ce1" office:value-type="string" calcext:value-type="string">
            <text:p>Society</text:p>
          </table:table-cell>
          <table:table-cell table:style-name="ce1" office:value-type="string" calcext:value-type="string">
            <text:p>Infrastructure</text:p>
          </table:table-cell>
          <table:table-cell table:style-name="ce1" office:value-type="string" calcext:value-type="string">
            <text:p>Business</text:p>
          </table:table-cell>
          <table:table-cell table:style-name="ce1" office:value-type="string" calcext:value-type="string">
            <text:p>Public</text:p>
          </table:table-cell>
          <table:table-cell table:style-name="ce1" office:value-type="string" calcext:value-type="string">
            <text:p>Incident</text:p>
          </table:table-cell>
          <table:table-cell table:style-name="ce1" office:value-type="string" calcext:value-type="string">
            <text:p>Nature</text:p>
          </table:table-cell>
          <table:table-cell table:style-name="ce1" office:value-type="string" calcext:value-type="string">
            <text:p>Sports</text:p>
          </table:table-cell>
          <table:table-cell table:style-name="ce1" office:value-type="string" calcext:value-type="string">
            <text:p>Arts</text:p>
          </table:table-cell>
          <table:table-cell table:style-name="ce1" office:value-type="string" calcext:value-type="string">
            <text:p>Eintertainment</text:p>
          </table:table-cell>
          <table:table-cell table:style-name="ce1" office:value-type="string" calcext:value-type="string">
            <text:p>Leisure</text:p>
          </table:table-cell>
          <table:table-cell table:style-name="ce1" office:value-type="string" calcext:value-type="string">
            <text:p>Individual</text:p>
          </table:table-cell>
          <table:table-cell table:style-name="ce1" office:value-type="string" calcext:value-type="string">
            <text:p>Fiction</text:p>
          </table:table-cell>
          <table:table-cell table:style-name="ce3" office:value-type="string" calcext:value-type="string">
            <text:p>CHECK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:.W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:.W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:.W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5:.W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6:.W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7:.W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8:.W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9:.W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0:.W1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1:.W1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2:.W1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3:.W1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4:.W1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5:.W1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6:.W1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7:.W1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8:.W1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9:.W1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0:.W2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1:.W2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2:.W2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3:.W2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4:.W2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5:.W2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6:.W2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7:.W2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8:.W2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9:.W2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0:.W3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1:.W3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2:.W3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3:.W3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4:.W3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5:.W3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6:.W3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7:.W3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8:.W3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9:.W3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0:.W4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1:.W4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2:.W4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3:.W4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4:.W4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5:.W4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6:.W4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7:.W4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8:.W4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9:.W4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50:.W5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51:.W5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52:.W5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53:.W5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54:.W5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55:.W5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56:.W5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57:.W5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58:.W5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59:.W5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60:.W6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61:.W6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62:.W6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63:.W6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64:.W6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65:.W6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66:.W6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67:.W6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68:.W6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69:.W6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70:.W7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71:.W7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72:.W7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73:.W7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74:.W7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75:.W7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76:.W7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77:.W7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78:.W7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79:.W7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80:.W8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81:.W8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82:.W8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83:.W8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84:.W8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85:.W8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86:.W8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87:.W8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88:.W8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89:.W8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90:.W9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91:.W9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92:.W9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93:.W9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94:.W9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95:.W9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96:.W9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97:.W9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98:.W9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99:.W9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00:.W10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01:.W10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02:.W10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03:.W10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04:.W10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05:.W10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06:.W10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07:.W10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08:.W10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09:.W10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10:.W11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11:.W11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12:.W11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13:.W11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14:.W11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15:.W11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16:.W11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17:.W11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18:.W11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19:.W11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20:.W12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21:.W12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22:.W12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23:.W12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24:.W12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25:.W12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26:.W12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27:.W12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28:.W12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29:.W12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30:.W13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31:.W13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32:.W13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33:.W13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34:.W13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35:.W13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36:.W13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37:.W13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38:.W13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39:.W13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40:.W14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41:.W14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42:.W14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43:.W14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44:.W14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45:.W14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46:.W14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47:.W14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48:.W14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49:.W14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50:.W15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51:.W15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52:.W15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53:.W15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54:.W15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55:.W15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56:.W15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57:.W15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58:.W15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59:.W15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60:.W16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61:.W16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62:.W16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63:.W16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64:.W16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65:.W16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66:.W16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67:.W16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68:.W16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69:.W16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70:.W17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71:.W17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72:.W17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73:.W17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74:.W17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75:.W17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76:.W17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77:.W17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78:.W17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79:.W17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80:.W18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81:.W18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82:.W18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83:.W18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84:.W18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85:.W18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86:.W18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87:.W18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88:.W18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89:.W18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90:.W19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91:.W19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92:.W19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93:.W19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94:.W19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95:.W19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96:.W19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97:.W19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98:.W19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199:.W19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00:.W20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01:.W20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02:.W20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03:.W20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04:.W20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05:.W20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06:.W20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07:.W20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08:.W20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09:.W20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10:.W21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11:.W21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12:.W21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13:.W21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14:.W21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15:.W21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16:.W21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17:.W21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18:.W21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19:.W21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20:.W22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21:.W22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22:.W22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23:.W22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24:.W22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25:.W22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26:.W22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27:.W22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28:.W22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29:.W22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30:.W23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31:.W23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32:.W23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33:.W23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34:.W23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35:.W23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36:.W23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37:.W23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38:.W23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39:.W23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40:.W24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41:.W24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42:.W24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43:.W24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44:.W24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45:.W24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46:.W24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47:.W24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48:.W24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49:.W24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50:.W25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51:.W25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52:.W25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53:.W25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54:.W25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55:.W25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56:.W25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57:.W25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58:.W25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59:.W25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60:.W26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61:.W26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62:.W26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63:.W26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64:.W26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65:.W26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66:.W26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67:.W26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68:.W26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69:.W26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70:.W27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71:.W27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72:.W27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73:.W27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74:.W27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75:.W27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76:.W27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77:.W27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78:.W27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79:.W27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80:.W28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81:.W28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82:.W28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83:.W28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84:.W28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85:.W28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86:.W28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87:.W28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88:.W28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89:.W28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90:.W29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91:.W29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92:.W29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93:.W29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94:.W29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95:.W29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96:.W29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97:.W29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98:.W29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299:.W29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00:.W30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01:.W30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02:.W30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03:.W30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04:.W30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05:.W30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06:.W30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07:.W30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08:.W30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09:.W30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10:.W31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11:.W31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12:.W31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13:.W31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14:.W31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15:.W31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16:.W31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17:.W31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18:.W31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19:.W31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20:.W32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21:.W32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22:.W32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23:.W32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24:.W32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25:.W32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26:.W32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27:.W32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28:.W32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29:.W32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30:.W33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31:.W33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32:.W33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33:.W33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34:.W33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35:.W33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36:.W33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37:.W33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38:.W33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39:.W33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40:.W34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41:.W34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42:.W34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43:.W34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44:.W34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45:.W34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46:.W34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47:.W34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48:.W34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49:.W34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50:.W35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51:.W35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52:.W35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53:.W35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54:.W35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55:.W35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56:.W35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57:.W35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58:.W35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59:.W35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60:.W36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61:.W36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62:.W36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63:.W36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64:.W36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65:.W36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66:.W36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67:.W36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68:.W36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69:.W36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70:.W37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71:.W37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72:.W37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73:.W37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74:.W37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75:.W37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76:.W37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77:.W37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78:.W37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79:.W37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80:.W38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81:.W38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82:.W38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83:.W38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84:.W38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85:.W38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86:.W38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87:.W38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88:.W38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89:.W38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90:.W39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91:.W39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92:.W39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93:.W39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94:.W39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95:.W39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96:.W39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97:.W39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98:.W39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399:.W39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00:.W40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01:.W40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02:.W40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03:.W40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04:.W40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05:.W40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06:.W40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07:.W40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08:.W40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09:.W40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10:.W41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11:.W41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12:.W41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13:.W41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14:.W41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15:.W41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16:.W41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17:.W41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18:.W41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19:.W41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20:.W42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21:.W42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22:.W42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23:.W42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24:.W42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25:.W42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26:.W42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27:.W42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28:.W42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29:.W42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30:.W43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31:.W43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32:.W43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33:.W43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34:.W43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35:.W43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36:.W43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37:.W43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38:.W43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39:.W43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40:.W44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41:.W44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42:.W44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43:.W44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44:.W44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45:.W44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46:.W44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47:.W44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48:.W44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49:.W44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50:.W45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51:.W45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52:.W45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53:.W45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54:.W45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55:.W45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56:.W45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57:.W45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58:.W45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59:.W45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60:.W46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61:.W46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62:.W46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63:.W46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64:.W46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65:.W46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66:.W46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67:.W46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68:.W46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69:.W46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70:.W47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71:.W47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72:.W47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73:.W47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74:.W47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75:.W47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76:.W47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77:.W47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78:.W47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79:.W47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80:.W48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81:.W48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82:.W48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83:.W48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84:.W48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85:.W48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86:.W48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87:.W48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88:.W48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89:.W48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90:.W49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91:.W49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92:.W49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93:.W49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94:.W49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95:.W49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96:.W49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97:.W49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98:.W49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499:.W49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500:.W500]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499" calcext:value-type="float">
            <text:p>499</text:p>
          </table:table-cell>
          <table:table-cell/>
          <table:table-cell table:content-validation-name="val1"/>
          <table:table-cell table:content-validation-name="val2" table:number-columns-repeated="20"/>
          <table:table-cell table:formula="of:=SUM([.D501:.W50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03" calcext:value-type="float">
            <text:p>60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13" calcext:value-type="float">
            <text:p>61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14" calcext:value-type="float">
            <text:p>61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26" calcext:value-type="float">
            <text:p>62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27" calcext:value-type="float">
            <text:p>62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34" calcext:value-type="float">
            <text:p>63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36" calcext:value-type="float">
            <text:p>63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38" calcext:value-type="float">
            <text:p>63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49" calcext:value-type="float">
            <text:p>64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52" calcext:value-type="float">
            <text:p>65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53" calcext:value-type="float">
            <text:p>65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54" calcext:value-type="float">
            <text:p>65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57" calcext:value-type="float">
            <text:p>65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58" calcext:value-type="float">
            <text:p>65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59" calcext:value-type="float">
            <text:p>65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62" calcext:value-type="float">
            <text:p>66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63" calcext:value-type="float">
            <text:p>66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64" calcext:value-type="float">
            <text:p>66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65" calcext:value-type="float">
            <text:p>66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66" calcext:value-type="float">
            <text:p>66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67" calcext:value-type="float">
            <text:p>66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68" calcext:value-type="float">
            <text:p>66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69" calcext:value-type="float">
            <text:p>66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71" calcext:value-type="float">
            <text:p>67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72" calcext:value-type="float">
            <text:p>67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73" calcext:value-type="float">
            <text:p>67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74" calcext:value-type="float">
            <text:p>67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76" calcext:value-type="float">
            <text:p>67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77" calcext:value-type="float">
            <text:p>67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78" calcext:value-type="float">
            <text:p>67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79" calcext:value-type="float">
            <text:p>67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82" calcext:value-type="float">
            <text:p>68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83" calcext:value-type="float">
            <text:p>68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84" calcext:value-type="float">
            <text:p>68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85" calcext:value-type="float">
            <text:p>68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86" calcext:value-type="float">
            <text:p>68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87" calcext:value-type="float">
            <text:p>68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88" calcext:value-type="float">
            <text:p>68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89" calcext:value-type="float">
            <text:p>68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90" calcext:value-type="float">
            <text:p>69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91" calcext:value-type="float">
            <text:p>69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92" calcext:value-type="float">
            <text:p>69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93" calcext:value-type="float">
            <text:p>69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94" calcext:value-type="float">
            <text:p>69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95" calcext:value-type="float">
            <text:p>69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96" calcext:value-type="float">
            <text:p>69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97" calcext:value-type="float">
            <text:p>69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98" calcext:value-type="float">
            <text:p>69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699" calcext:value-type="float">
            <text:p>69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01" calcext:value-type="float">
            <text:p>70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02" calcext:value-type="float">
            <text:p>70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03" calcext:value-type="float">
            <text:p>70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04" calcext:value-type="float">
            <text:p>70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05" calcext:value-type="float">
            <text:p>70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06" calcext:value-type="float">
            <text:p>70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07" calcext:value-type="float">
            <text:p>70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08" calcext:value-type="float">
            <text:p>70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09" calcext:value-type="float">
            <text:p>70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11" calcext:value-type="float">
            <text:p>71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12" calcext:value-type="float">
            <text:p>71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13" calcext:value-type="float">
            <text:p>71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14" calcext:value-type="float">
            <text:p>71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15" calcext:value-type="float">
            <text:p>71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16" calcext:value-type="float">
            <text:p>71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17" calcext:value-type="float">
            <text:p>71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18" calcext:value-type="float">
            <text:p>71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19" calcext:value-type="float">
            <text:p>71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21" calcext:value-type="float">
            <text:p>72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22" calcext:value-type="float">
            <text:p>72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23" calcext:value-type="float">
            <text:p>72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24" calcext:value-type="float">
            <text:p>72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26" calcext:value-type="float">
            <text:p>72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27" calcext:value-type="float">
            <text:p>72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28" calcext:value-type="float">
            <text:p>72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29" calcext:value-type="float">
            <text:p>72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31" calcext:value-type="float">
            <text:p>73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32" calcext:value-type="float">
            <text:p>73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33" calcext:value-type="float">
            <text:p>73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34" calcext:value-type="float">
            <text:p>73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35" calcext:value-type="float">
            <text:p>73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36" calcext:value-type="float">
            <text:p>73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37" calcext:value-type="float">
            <text:p>73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38" calcext:value-type="float">
            <text:p>73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39" calcext:value-type="float">
            <text:p>73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41" calcext:value-type="float">
            <text:p>74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42" calcext:value-type="float">
            <text:p>74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43" calcext:value-type="float">
            <text:p>74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44" calcext:value-type="float">
            <text:p>74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45" calcext:value-type="float">
            <text:p>74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46" calcext:value-type="float">
            <text:p>74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47" calcext:value-type="float">
            <text:p>74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48" calcext:value-type="float">
            <text:p>74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49" calcext:value-type="float">
            <text:p>74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51" calcext:value-type="float">
            <text:p>75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52" calcext:value-type="float">
            <text:p>75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53" calcext:value-type="float">
            <text:p>75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54" calcext:value-type="float">
            <text:p>75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55" calcext:value-type="float">
            <text:p>75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56" calcext:value-type="float">
            <text:p>75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57" calcext:value-type="float">
            <text:p>75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58" calcext:value-type="float">
            <text:p>75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59" calcext:value-type="float">
            <text:p>75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61" calcext:value-type="float">
            <text:p>76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62" calcext:value-type="float">
            <text:p>76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63" calcext:value-type="float">
            <text:p>76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64" calcext:value-type="float">
            <text:p>76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65" calcext:value-type="float">
            <text:p>76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66" calcext:value-type="float">
            <text:p>76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67" calcext:value-type="float">
            <text:p>76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68" calcext:value-type="float">
            <text:p>76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72" calcext:value-type="float">
            <text:p>77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73" calcext:value-type="float">
            <text:p>77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74" calcext:value-type="float">
            <text:p>77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81" calcext:value-type="float">
            <text:p>78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83" calcext:value-type="float">
            <text:p>78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86" calcext:value-type="float">
            <text:p>78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87" calcext:value-type="float">
            <text:p>78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88" calcext:value-type="float">
            <text:p>78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89" calcext:value-type="float">
            <text:p>78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90" calcext:value-type="float">
            <text:p>79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91" calcext:value-type="float">
            <text:p>79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92" calcext:value-type="float">
            <text:p>79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93" calcext:value-type="float">
            <text:p>79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94" calcext:value-type="float">
            <text:p>79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95" calcext:value-type="float">
            <text:p>79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96" calcext:value-type="float">
            <text:p>79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97" calcext:value-type="float">
            <text:p>79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98" calcext:value-type="float">
            <text:p>79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799" calcext:value-type="float">
            <text:p>79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01" calcext:value-type="float">
            <text:p>80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02" calcext:value-type="float">
            <text:p>80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03" calcext:value-type="float">
            <text:p>80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04" calcext:value-type="float">
            <text:p>80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05" calcext:value-type="float">
            <text:p>80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06" calcext:value-type="float">
            <text:p>80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07" calcext:value-type="float">
            <text:p>80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08" calcext:value-type="float">
            <text:p>80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09" calcext:value-type="float">
            <text:p>80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10" calcext:value-type="float">
            <text:p>81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11" calcext:value-type="float">
            <text:p>81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12" calcext:value-type="float">
            <text:p>81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13" calcext:value-type="float">
            <text:p>81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14" calcext:value-type="float">
            <text:p>81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15" calcext:value-type="float">
            <text:p>81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16" calcext:value-type="float">
            <text:p>81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17" calcext:value-type="float">
            <text:p>81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18" calcext:value-type="float">
            <text:p>81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19" calcext:value-type="float">
            <text:p>81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20" calcext:value-type="float">
            <text:p>82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21" calcext:value-type="float">
            <text:p>82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22" calcext:value-type="float">
            <text:p>82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23" calcext:value-type="float">
            <text:p>82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24" calcext:value-type="float">
            <text:p>82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25" calcext:value-type="float">
            <text:p>82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26" calcext:value-type="float">
            <text:p>82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27" calcext:value-type="float">
            <text:p>82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28" calcext:value-type="float">
            <text:p>82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29" calcext:value-type="float">
            <text:p>82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30" calcext:value-type="float">
            <text:p>83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31" calcext:value-type="float">
            <text:p>83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32" calcext:value-type="float">
            <text:p>83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33" calcext:value-type="float">
            <text:p>83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34" calcext:value-type="float">
            <text:p>83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35" calcext:value-type="float">
            <text:p>83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36" calcext:value-type="float">
            <text:p>83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37" calcext:value-type="float">
            <text:p>83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38" calcext:value-type="float">
            <text:p>83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39" calcext:value-type="float">
            <text:p>83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41" calcext:value-type="float">
            <text:p>84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42" calcext:value-type="float">
            <text:p>84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43" calcext:value-type="float">
            <text:p>84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44" calcext:value-type="float">
            <text:p>84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45" calcext:value-type="float">
            <text:p>84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46" calcext:value-type="float">
            <text:p>84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47" calcext:value-type="float">
            <text:p>84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48" calcext:value-type="float">
            <text:p>84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49" calcext:value-type="float">
            <text:p>84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51" calcext:value-type="float">
            <text:p>85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52" calcext:value-type="float">
            <text:p>85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53" calcext:value-type="float">
            <text:p>85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54" calcext:value-type="float">
            <text:p>85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55" calcext:value-type="float">
            <text:p>85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56" calcext:value-type="float">
            <text:p>85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57" calcext:value-type="float">
            <text:p>85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59" calcext:value-type="float">
            <text:p>85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60" calcext:value-type="float">
            <text:p>86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62" calcext:value-type="float">
            <text:p>86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63" calcext:value-type="float">
            <text:p>86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65" calcext:value-type="float">
            <text:p>86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66" calcext:value-type="float">
            <text:p>86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68" calcext:value-type="float">
            <text:p>86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69" calcext:value-type="float">
            <text:p>86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71" calcext:value-type="float">
            <text:p>87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72" calcext:value-type="float">
            <text:p>87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74" calcext:value-type="float">
            <text:p>87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75" calcext:value-type="float">
            <text:p>87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76" calcext:value-type="float">
            <text:p>87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77" calcext:value-type="float">
            <text:p>87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78" calcext:value-type="float">
            <text:p>87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79" calcext:value-type="float">
            <text:p>87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81" calcext:value-type="float">
            <text:p>88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82" calcext:value-type="float">
            <text:p>88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83" calcext:value-type="float">
            <text:p>88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84" calcext:value-type="float">
            <text:p>88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85" calcext:value-type="float">
            <text:p>88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86" calcext:value-type="float">
            <text:p>88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87" calcext:value-type="float">
            <text:p>88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88" calcext:value-type="float">
            <text:p>88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89" calcext:value-type="float">
            <text:p>88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90" calcext:value-type="float">
            <text:p>89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91" calcext:value-type="float">
            <text:p>89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92" calcext:value-type="float">
            <text:p>89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93" calcext:value-type="float">
            <text:p>89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94" calcext:value-type="float">
            <text:p>89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95" calcext:value-type="float">
            <text:p>89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96" calcext:value-type="float">
            <text:p>89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97" calcext:value-type="float">
            <text:p>89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98" calcext:value-type="float">
            <text:p>89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899" calcext:value-type="float">
            <text:p>89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01" calcext:value-type="float">
            <text:p>90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02" calcext:value-type="float">
            <text:p>90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03" calcext:value-type="float">
            <text:p>90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04" calcext:value-type="float">
            <text:p>90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05" calcext:value-type="float">
            <text:p>90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06" calcext:value-type="float">
            <text:p>90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07" calcext:value-type="float">
            <text:p>90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08" calcext:value-type="float">
            <text:p>90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09" calcext:value-type="float">
            <text:p>90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10" calcext:value-type="float">
            <text:p>91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11" calcext:value-type="float">
            <text:p>91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12" calcext:value-type="float">
            <text:p>91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13" calcext:value-type="float">
            <text:p>91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14" calcext:value-type="float">
            <text:p>91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15" calcext:value-type="float">
            <text:p>91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16" calcext:value-type="float">
            <text:p>91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17" calcext:value-type="float">
            <text:p>91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18" calcext:value-type="float">
            <text:p>91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19" calcext:value-type="float">
            <text:p>91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20" calcext:value-type="float">
            <text:p>92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21" calcext:value-type="float">
            <text:p>92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22" calcext:value-type="float">
            <text:p>92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23" calcext:value-type="float">
            <text:p>92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24" calcext:value-type="float">
            <text:p>92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26" calcext:value-type="float">
            <text:p>92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27" calcext:value-type="float">
            <text:p>92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28" calcext:value-type="float">
            <text:p>92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29" calcext:value-type="float">
            <text:p>92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30" calcext:value-type="float">
            <text:p>93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31" calcext:value-type="float">
            <text:p>93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32" calcext:value-type="float">
            <text:p>93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33" calcext:value-type="float">
            <text:p>93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34" calcext:value-type="float">
            <text:p>93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35" calcext:value-type="float">
            <text:p>93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36" calcext:value-type="float">
            <text:p>93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37" calcext:value-type="float">
            <text:p>93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38" calcext:value-type="float">
            <text:p>93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39" calcext:value-type="float">
            <text:p>93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40" calcext:value-type="float">
            <text:p>94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41" calcext:value-type="float">
            <text:p>94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42" calcext:value-type="float">
            <text:p>94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43" calcext:value-type="float">
            <text:p>94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44" calcext:value-type="float">
            <text:p>94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45" calcext:value-type="float">
            <text:p>94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46" calcext:value-type="float">
            <text:p>94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47" calcext:value-type="float">
            <text:p>94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48" calcext:value-type="float">
            <text:p>94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49" calcext:value-type="float">
            <text:p>94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51" calcext:value-type="float">
            <text:p>95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52" calcext:value-type="float">
            <text:p>95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53" calcext:value-type="float">
            <text:p>95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54" calcext:value-type="float">
            <text:p>95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55" calcext:value-type="float">
            <text:p>95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56" calcext:value-type="float">
            <text:p>95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57" calcext:value-type="float">
            <text:p>95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58" calcext:value-type="float">
            <text:p>95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59" calcext:value-type="float">
            <text:p>95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60" calcext:value-type="float">
            <text:p>96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61" calcext:value-type="float">
            <text:p>96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62" calcext:value-type="float">
            <text:p>96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63" calcext:value-type="float">
            <text:p>96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64" calcext:value-type="float">
            <text:p>96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65" calcext:value-type="float">
            <text:p>96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66" calcext:value-type="float">
            <text:p>96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67" calcext:value-type="float">
            <text:p>96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68" calcext:value-type="float">
            <text:p>96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69" calcext:value-type="float">
            <text:p>96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70" calcext:value-type="float">
            <text:p>97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71" calcext:value-type="float">
            <text:p>97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72" calcext:value-type="float">
            <text:p>97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73" calcext:value-type="float">
            <text:p>97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74" calcext:value-type="float">
            <text:p>97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75" calcext:value-type="float">
            <text:p>97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76" calcext:value-type="float">
            <text:p>97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77" calcext:value-type="float">
            <text:p>97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78" calcext:value-type="float">
            <text:p>97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79" calcext:value-type="float">
            <text:p>97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80" calcext:value-type="float">
            <text:p>98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81" calcext:value-type="float">
            <text:p>98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82" calcext:value-type="float">
            <text:p>98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83" calcext:value-type="float">
            <text:p>98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84" calcext:value-type="float">
            <text:p>98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85" calcext:value-type="float">
            <text:p>98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86" calcext:value-type="float">
            <text:p>98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87" calcext:value-type="float">
            <text:p>98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88" calcext:value-type="float">
            <text:p>98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89" calcext:value-type="float">
            <text:p>98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90" calcext:value-type="float">
            <text:p>990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91" calcext:value-type="float">
            <text:p>991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92" calcext:value-type="float">
            <text:p>992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93" calcext:value-type="float">
            <text:p>993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94" calcext:value-type="float">
            <text:p>994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95" calcext:value-type="float">
            <text:p>995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96" calcext:value-type="float">
            <text:p>996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97" calcext:value-type="float">
            <text:p>997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98" calcext:value-type="float">
            <text:p>998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>
          <table:table-cell office:value-type="float" office:value="999" calcext:value-type="float">
            <text:p>999</text:p>
          </table:table-cell>
          <table:table-cell/>
          <table:table-cell table:content-validation-name="val1"/>
          <table:table-cell table:content-validation-name="val2" table:number-columns-repeated="20"/>
          <table:table-cell table:number-columns-repeated="2"/>
        </table:table-row>
        <table:table-row table:style-name="ro1" table:number-rows-repeated="1047574">
          <table:table-cell table:number-columns-repeated="2"/>
          <table:table-cell table:content-validation-name="val1"/>
          <table:table-cell table:number-columns-repeated="22"/>
        </table:table-row>
        <table:table-row table:style-name="ro1">
          <table:table-cell table:number-columns-repeated="2"/>
          <table:table-cell table:content-validation-name="val1"/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number-style style:name="N116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17">
      <number:number number:decimal-places="0" loext:min-decimal-places="0" number:min-integer-digits="0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2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21P0"/>
    </number:currency-style>
    <number:currency-style style:name="N2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22P0"/>
    </number:currency-style>
    <number:currency-style style:name="N2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23P0"/>
    </number:currency-style>
    <number:currency-style style:name="N2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24P0"/>
    </number:currency-style>
    <number:date-style style:name="N20125" number:language="en" number:country="US">
      <number:month/>
      <number:text>/</number:text>
      <number:day/>
      <number:text>/</number:text>
      <number:year number:style="long"/>
    </number:date-style>
    <number:date-style style:name="N20126" number:language="en" number:country="US">
      <number:day/>
      <number:text>-</number:text>
      <number:month number:textual="true"/>
      <number:text>-</number:text>
      <number:year/>
    </number:date-style>
    <number:date-style style:name="N20127" number:language="en" number:country="US">
      <number:day/>
      <number:text>-</number:text>
      <number:month number:textual="true"/>
    </number:date-style>
    <number:date-style style:name="N20128" number:language="en" number:country="US">
      <number:month number:textual="true"/>
      <number:text>-</number:text>
      <number:year/>
    </number:date-style>
    <number:time-style style:name="N20129" number:language="en" number:country="US">
      <number:hours/>
      <number:text>:</number:text>
      <number:minutes number:style="long"/>
      <number:text> </number:text>
      <number:am-pm/>
    </number:time-style>
    <number:time-style style:name="N2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31" number:language="en" number:country="US">
      <number:hours/>
      <number:text>:</number:text>
      <number:minutes number:style="long"/>
    </number:time-style>
    <number:time-style style:name="N2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2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34P0"/>
    </number:number-style>
    <number:number-style style:name="N2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2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35P0"/>
    </number:number-style>
    <number:number-style style:name="N20136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36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0136P2" style:volatile="true" number:language="en" number:country="US">
      <loext:fill-character> </loext:fill-character>
      <number:text>- </number:text>
    </number:number-style>
    <number:text-style style:name="N20136" number:language="en" number:country="US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currency-style style:name="N2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2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20137P2" style:volatile="true" number:language="en" number:country="US">
      <number:currency-symbol/>
      <loext:fill-character> </loext:fill-character>
      <number:text>- </number:text>
    </number:currency-style>
    <number:text-style style:name="N20137" number:language="en" number:country="US">
      <number:text-content/>
      <number:text> </number:text>
      <style:map style:condition="value()&gt;0" style:apply-style-name="N20137P0"/>
      <style:map style:condition="value()&lt;0" style:apply-style-name="N20137P1"/>
      <style:map style:condition="value()=0" style:apply-style-name="N20137P2"/>
    </number:text-style>
    <number:number-style style:name="N20138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8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0138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38" number:language="en" number:country="US">
      <number:text-content/>
      <number:text> </number:text>
      <style:map style:condition="value()&gt;0" style:apply-style-name="N20138P0"/>
      <style:map style:condition="value()&lt;0" style:apply-style-name="N20138P1"/>
      <style:map style:condition="value()=0" style:apply-style-name="N20138P2"/>
    </number:text-style>
    <number:currency-style style:name="N2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2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20139" number:language="en" number:country="US">
      <number:text-content/>
      <number:text> </number:text>
      <style:map style:condition="value()&gt;0" style:apply-style-name="N20139P0"/>
      <style:map style:condition="value()&lt;0" style:apply-style-name="N20139P1"/>
      <style:map style:condition="value()=0" style:apply-style-name="N20139P2"/>
    </number:text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land Schäfer</meta:initial-creator>
    <meta:creation-date>2017-03-15T12:21:22.869474000</meta:creation-date>
    <meta:editing-cycles>6</meta:editing-cycles>
    <meta:editing-duration>PT13M33S</meta:editing-duration>
    <dc:date>2017-03-15T12:34:58.039394000</dc:date>
    <dc:creator>Roland Schäfer</dc:creator>
    <meta:generator>LibreOffice/5.2.5.1$MacOSX_X86_64 LibreOffice_project/0312e1a284a7d50ca85a365c316c7abbf20a4d22</meta:generator>
    <meta:document-statistic meta:table-count="3" meta:cell-count="3172" meta:object-count="0"/>
  </office:meta>
</office:document-meta>
</file>